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T6" style:family="text">
      <style:text-properties officeooo:rsid="00aa3872"/>
    </style:style>
    <style:style style:name="T7" style:family="text">
      <style:text-properties officeooo:rsid="00aee3f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gunta 1: ¿Qué es el Control de Acceso Obligatorio (MAC) en el contexto de la seguridad informática?</text:p>
      <text:p text:style-name="P3">Respuesta 1: El Control de Acceso Obligatorio (MAC) es un modelo de control de acceso en el que el sistema impone políticas de seguridad basadas en niveles de clasificación y reglas establecidas por un administrador.</text:p>
      <text:p text:style-name="P3"/>
      <text:p text:style-name="P3">Pregunta 2: ¿Cuál es el propósito de SELinux en Linux?</text:p>
      <text:p text:style-name="P3">Respuesta 2: SELinux (Security-Enhanced Linux) es una implementación de Control de Acceso Obligatorio (MAC) en el kernel de Linux. Su propósito es proporcionar políticas de seguridad más detalladas y granulares que los controles de acceso discrecional (DAC) tradicionales.</text:p>
      <text:p text:style-name="P3"/>
      <text:p text:style-name="P3">Pregunta 3: ¿Cuál es el propósito de AppArmor en Linux?</text:p>
      <text:p text:style-name="P3">Respuesta 3: AppArmor es un framework de Control de Acceso Obligatorio (MAC) en Linux. Su propósito es proporcionar un nivel adicional de seguridad mediante la creación de perfiles de seguridad que restringen los recursos y acciones de los programas.</text:p>
      <text:p text:style-name="P3"/>
      <text:p text:style-name="P3">Pregunta 4: ¿Cuál es la diferencia entre SELinux y AppArmor?</text:p>
      <text:p text:style-name="P3">Respuesta 4: Tanto SELinux como AppArmor son frameworks de Control de Acceso Obligatorio (MAC) en Linux, pero difieren en su enfoque y arquitectura. SELinux se basa en políticas de seguridad basadas en etiquetas, mientras que AppArmor utiliza perfiles de seguridad basados en rutas de archivos.</text:p>
      <text:p text:style-name="P3"/>
      <text:p text:style-name="P3">Pregunta 5: ¿Qué es una política de SELinux?</text:p>
      <text:p text:style-name="P3">Respuesta 5: Una política de SELinux es un conjunto de reglas que define el comportamiento de los procesos y recursos en un sistema Linux. Estas reglas especifican los contextos de seguridad y los permisos asociados.</text:p>
      <text:p text:style-name="P3"/>
      <text:p text:style-name="P3">Pregunta 6: ¿Cómo se puede cambiar el estado de SELinux en un sistema Linux?</text:p>
      <text:p text:style-name="P3">Respuesta 6: El estado de SELinux se puede cambiar utilizando el comando "setenforce" seguido de los argumentos "Enforcing" (aplicar políticas estrictas), "Permissive" (permitir acciones pero registrarlas) o "Disabled" (desactivar SELinux).</text:p>
      <text:p text:style-name="P3"/>
      <text:p text:style-name="P3">Pregunta 7: ¿Cómo se puede configurar AppArmor en un sistema Linux?</text:p>
      <text:p text:style-name="P3"><text:soft-page-break/>Respuesta 7: Para configurar AppArmor en un sistema Linux, se deben crear y modificar perfiles de seguridad en los archivos de configuración de AppArmor, como "/etc/apparmor.d/". Estos perfiles especifican las restricciones de acceso para los programas.</text:p>
      <text:p text:style-name="P3"/>
      <text:p text:style-name="P3">Pregunta 8: ¿Cuál es la diferencia entre el modo "Enforcing" y el modo "Permissive" en SELinux?</text:p>
      <text:p text:style-name="P3">Respuesta 8: En el modo "Enforcing" de SELinux, se aplican estrictamente las políticas de seguridad y se deniegan las acciones no permitidas. En el modo "Permissive", se permiten todas las acciones pero se registran las violaciones de seguridad.</text:p>
      <text:p text:style-name="P3"/>
      <text:p text:style-name="P3">Pregunta 9: ¿Cómo se puede visualizar el estado actual de SELinux en un sistema Linux?</text:p>
      <text:p text:style-name="P3">Respuesta 9: El estado actual de SELinux se puede visualizar utilizando el comando "sestatus".</text:p>
      <text:p text:style-name="P3"/>
      <text:p text:style-name="P3">Pregunta 10: ¿Qué es un contexto de seguridad en SELinux?</text:p>
      <text:p text:style-name="P3">Respuesta 10: Un contexto de seguridad en SELinux es una etiqueta que se asigna a los procesos, archivos y otros recursos del sistema. Define las reglas de acceso y los permisos que se aplican a los objetos etiquetados.</text:p>
      <text:p text:style-name="P3"/>
      <text:p text:style-name="P3">Pregunta 11: ¿Cuál es el propósito de los perfiles de AppArmor?</text:p>
      <text:p text:style-name="P3">Respuesta 11: Los perfiles de AppArmor especifican las restricciones de acceso para los programas y procesos en un sistema Linux. Determinan qué recursos pueden acceder y qué acciones pueden realizar.</text:p>
      <text:p text:style-name="P3"/>
      <text:p text:style-name="P3">Pregunta 12: ¿Cómo se puede cargar un nuevo perfil de AppArmor en un sistema Linux?</text:p>
      <text:p text:style-name="P3">Respuesta 12: Un nuevo perfil de AppArmor se puede cargar utilizando el comando "apparmor_parser -r" seguido del archivo de perfil. Esto activa el perfil y aplica las restricciones de seguridad asociadas.</text:p>
      <text:p text:style-name="P3"/>
      <text:p text:style-name="P3">Pregunta 13: ¿Cuál es la diferencia entre el modo de aprendizaje y el modo de cumplimiento en AppArmor?</text:p>
      <text:p text:style-name="P3">Respuesta 13: En el modo de aprendizaje, AppArmor registra las acciones realizadas por un programa sin aplicar restricciones. En el modo de cumplimiento, se aplican las restricciones definidas en el perfil de seguridad.</text:p>
      <text:p text:style-name="P3"/>
      <text:p text:style-name="P3"><text:soft-page-break/>Pregunta 14: ¿Qué es un perfil de transición en SELinux?</text:p>
      <text:p text:style-name="P3">Respuesta14: Un perfil de transición en SELinux es un conjunto de reglas que define el acceso y los permisos permitidos para un proceso cuando cambia de un contexto de seguridad a otro. Estas reglas garantizan que el proceso solo pueda realizar acciones autorizadas en el nuevo contexto.</text:p>
      <text:p text:style-name="P3"/>
      <text:p text:style-name="P3">Pregunta 15: ¿Cuáles son algunos de los comandos de gestión de SELinux en Linux?</text:p>
      <text:p text:style-name="P3">Respuesta 15: Algunos comandos de gestión de SELinux son: "semanage" para administrar las políticas de SELinux, "setsebool" para cambiar los valores de booleanos de SELinux y "audit2allow" para generar reglas de política a partir de registros de auditoría.</text:p>
      <text:p text:style-name="P3"/>
      <text:p text:style-name="P3">Pregunta 16: ¿Pueden SELinux y AppArmor coexistir en el mismo sistema Linux?</text:p>
      <text:p text:style-name="P3">Respuesta 16: Sí, SELinux y AppArmor pueden coexistir en el mismo sistema Linux, aunque generalmente se recomienda usar solo uno de ellos para evitar conflictos o duplicación de funcionalidades.</text:p>
      <text:p text:style-name="P3"/>
      <text:p text:style-name="P3">Pregunta 17: ¿Cuál es la ventaja de utilizar el Control de Acceso Obligatorio (MAC) en lugar del Control de Acceso Discrecional (DAC)?</text:p>
      <text:p text:style-name="P3">Respuesta 17: El Control de Acceso Obligatorio (MAC) proporciona un nivel más alto de seguridad que el Control de Acceso Discrecional (DAC). MAC permite una mayor granularidad en las políticas de seguridad, reduce las vulnerabilidades de escalada de privilegios y limita el impacto de los errores de configuración o de software.</text:p>
      <text:p text:style-name="P3"/>
      <text:p text:style-name="P3">Pregunta 18: ¿Qué otros sistemas operativos además de Linux admiten el Control de Acceso Obligatorio (MAC)?</text:p>
      <text:p text:style-name="P3">Respuesta 18: Además de Linux, otros sistemas operativos como FreeBSD, OpenBSD y Solaris también admiten el Control de Acceso Obligatorio (MAC) a través de diferentes implementaciones y frameworks.</text:p>
      <text:p text:style-name="P3"/>
      <text:p text:style-name="P3">Pregunta 19: ¿Cuáles son algunos de los desafíos asociados con la implementación y configuración de SELinux y AppArmor?</text:p>
      <text:p text:style-name="P3">Respuesta 19: Algunos desafíos asociados con SELinux y AppArmor incluyen la complejidad de las políticas de seguridad, la posibilidad de falsos positivos o negativos en las restricciones, la configuración inicial requerida y la necesidad de comprender en detalle el funcionamiento de los perfiles y contextos de seguridad.</text:p>
      <text:p text:style-name="P3"><text:soft-page-break/></text:p>
      <text:p text:style-name="P3">Pregunta 20: ¿Qué otros mecanismos de Control de Acceso Obligatorio (MAC) existen aparte de SELinux y AppArmor?</text:p>
      <text:p text:style-name="P3">Respuesta 20: Además de SELinux y AppArmor, existen otros mecanismos de Control de Acceso Obligatorio (MAC) como TOMOYO Linux, Smack y RSBAC (Rule Set Based Access Control), cada uno con sus propias características y enfoq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aee3f2"/>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3"><draw:image xlink:href="Pictures/10000001000001360000004A30263C5DB1AE7E44.png" xlink:type="simple" xlink:show="embed" xlink:actuate="onLoad" draw:mime-type="image/png"/></draw:frame><text:span text:style-name="MT1">Control der acceso</text:span> </text:p>
        <text:p text:style-name="MP2">Mandatory Access Control <text:s text:c="5"/></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8:01:02.344054567</dc:date>
    <meta:editing-duration>PT10H49M11S</meta:editing-duration>
    <meta:editing-cycles>156</meta:editing-cycles>
    <meta:generator>LibreOffice/7.4.1.2$Linux_X86_64 LibreOffice_project/3c58a8f3a960df8bc8fd77b461821e42c061c5f0</meta:generator>
    <meta:document-statistic meta:table-count="0" meta:image-count="1" meta:object-count="0" meta:page-count="4" meta:paragraph-count="43" meta:word-count="998" meta:character-count="6410" meta:non-whitespace-character-count="5448"/>
  </office:meta>
</office:document-meta>
</file>